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bb35" officeooo:paragraph-rsid="0010bb35"/>
    </style:style>
    <style:style style:name="P2" style:family="paragraph" style:parent-style-name="Standard">
      <style:text-properties officeooo:rsid="0011e2b2" officeooo:paragraph-rsid="0011e2b2"/>
    </style:style>
    <style:style style:name="P3" style:family="paragraph" style:parent-style-name="Standard">
      <style:text-properties officeooo:rsid="00122451" officeooo:paragraph-rsid="00122451"/>
    </style:style>
    <style:style style:name="P4" style:family="paragraph" style:parent-style-name="Standard">
      <style:text-properties officeooo:rsid="0012cfac" officeooo:paragraph-rsid="0012cfac"/>
    </style:style>
    <style:style style:name="P5" style:family="paragraph" style:parent-style-name="Standard">
      <style:text-properties officeooo:rsid="0012cfac" officeooo:paragraph-rsid="0012cfac"/>
    </style:style>
    <style:style style:name="P6" style:family="paragraph" style:parent-style-name="Standard">
      <style:text-properties fo:color="#000000" style:font-name="Consolas" fo:font-size="9.5pt" style:font-size-asian="9.5pt" fo:background-color="#ffffff"/>
    </style:style>
    <style:style style:name="P7" style:family="paragraph" style:parent-style-name="Standard">
      <style:text-properties fo:color="#000000" style:font-name="Consolas" fo:font-size="9.5pt" officeooo:paragraph-rsid="00143152" style:font-size-asian="9.5pt" fo:background-color="#ffffff"/>
    </style:style>
    <style:style style:name="P8" style:family="paragraph" style:parent-style-name="Standard">
      <style:text-properties fo:color="#000000" style:font-name="Consolas" fo:font-size="9.5pt" officeooo:paragraph-rsid="00154dc9" style:font-size-asian="9.5pt" fo:background-color="#ffffff"/>
    </style:style>
    <style:style style:name="P9" style:family="paragraph" style:parent-style-name="Standard">
      <style:text-properties officeooo:paragraph-rsid="00154dc9"/>
    </style:style>
    <style:style style:name="P10" style:family="paragraph" style:parent-style-name="Standard">
      <style:text-properties officeooo:rsid="00154dc9" officeooo:paragraph-rsid="00154dc9"/>
    </style:style>
    <style:style style:name="P11" style:family="paragraph" style:parent-style-name="Standard">
      <style:text-properties officeooo:rsid="00154dc9" officeooo:paragraph-rsid="0012cfac"/>
    </style:style>
    <style:style style:name="T1" style:family="text">
      <style:text-properties officeooo:rsid="001179dc"/>
    </style:style>
    <style:style style:name="T2" style:family="text">
      <style:text-properties fo:color="#0000ff" style:font-name="Consolas" fo:font-size="9.5pt" style:font-size-asian="9.5pt" fo:background-color="#ffffff"/>
    </style:style>
    <style:style style:name="T3" style:family="text">
      <style:text-properties fo:color="#0000ff"/>
    </style:style>
    <style:style style:name="T4" style:family="text">
      <style:text-properties fo:color="#000000" style:font-name="Consolas" fo:font-size="9.5pt" style:font-size-asian="9.5pt" fo:background-color="#ffffff"/>
    </style:style>
    <style:style style:name="T5" style:family="text">
      <style:text-properties fo:color="#a31515" style:font-name="Consolas" fo:font-size="9.5pt" style:font-size-asian="9.5pt" fo:background-color="#ffffff"/>
    </style:style>
    <style:style style:name="T6" style:family="text">
      <style:text-properties fo:color="#a31515"/>
    </style:style>
    <style:style style:name="T7" style:family="text">
      <style:text-properties fo:color="#808080" style:font-name="Consolas" fo:font-size="9.5pt" style:font-size-asian="9.5pt" fo:background-color="#ffffff"/>
    </style:style>
    <style:style style:name="T8" style:family="text">
      <style:text-properties fo:color="#008000" style:font-name="Consolas" fo:font-size="9.5pt" style:font-size-asian="9.5pt" fo:background-color="#ffffff"/>
    </style:style>
    <style:style style:name="T9" style:family="text">
      <style:text-properties fo:color="#008000" style:font-name="Consolas" fo:font-size="9.5pt" officeooo:rsid="00143152" style:font-size-asian="9.5pt" fo:background-color="#ffffff"/>
    </style:style>
    <style:style style:name="T10" style:family="text">
      <style:text-properties fo:color="#008000" style:font-name="Consolas" fo:font-size="9.5pt" officeooo:rsid="00154dc9" style:font-size-asian="9.5pt" fo:background-color="#ffffff"/>
    </style:style>
    <style:style style:name="T11" style:family="text">
      <style:text-properties fo:color="#008000"/>
    </style:style>
    <style:style style:name="T12" style:family="text">
      <style:text-properties fo:color="#008000" officeooo:rsid="00143152"/>
    </style:style>
    <style:style style:name="T13" style:family="text">
      <style:text-properties fo:color="#008000" officeooo:rsid="00154dc9"/>
    </style:style>
    <style:style style:name="T14" style:family="text">
      <style:text-properties fo:color="#00808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guagem de Programação C++:</text:p>
      <text:p text:style-name="P1"/>
      <text:p text:style-name="P2">Segundo <text:span text:style-name="T1">Schildt <text:s/></text:span>(1996) a linguagem de programação C++ é uma versão estendida e melhorada da linguagem C, sendo que enquanto o C é uma linguagem de programação estruturada, o C++ tem maior foco em programação orientada a objetos, o C deriva da linguagem B que por sua vez deriva da linguagem mais antiga chamada BCLP.</text:p>
      <text:p text:style-name="P2"/>
      <text:p text:style-name="P2">O C/C++ é uma linguagem de Médio Nível, ou seja, possui características de alto nível e contem acessibilidades de baixo nível, por este motivo os programas desenvolvidos em C/C++ são mais leves e customizáveis.</text:p>
      <text:p text:style-name="P2"/>
      <text:p text:style-name="P3">Há quatro regiões lógicas no mapa de memória, são basicamente a região onde contem o programa, e as duas restantes são a Pilha e heap, sendo que este último é a região de memória livre.</text:p>
      <text:p text:style-name="P3"/>
      <text:p text:style-name="P3"/>
      <text:p text:style-name="P4">A estrutura básica de um programa escrito em C++ é:</text:p>
      <text:p text:style-name="P4"><text:span text:style-name="T2"/></text:p>
      <text:p text:style-name="Standard"><text:span text:style-name="T2">#include</text:span><text:span text:style-name="T4"> </text:span><text:span text:style-name="T5">&lt;iostream&gt;</text:span></text:p>
      <text:p text:style-name="Standard"><text:span text:style-name="T8">// </text:span><text:span text:style-name="T9">Diretiva de pré processador, inclui classes e/ou funções de uma biblioteca</text:span></text:p>
      <text:p text:style-name="P6"/>
      <text:p text:style-name="P6"><text:span text:style-name="T3">using</text:span> <text:span text:style-name="T3">namespace</text:span> std;</text:p>
      <text:p text:style-name="P7"><text:span text:style-name="T11">// </text:span><text:span text:style-name="T12">usando namespace de determinada biblioteca com funções atreladas a namespace especifico, neste caso usamos o STD que significa Standard que é o namespace da função COUT, se não houvesse o namespace a função deveria ser escrida da seguinte forma std::cout</text:span></text:p>
      <text:p text:style-name="P6"/>
      <text:p text:style-name="Standard"><text:span text:style-name="T2">int</text:span><text:span text:style-name="T4"> main(</text:span><text:span text:style-name="T2">int</text:span><text:span text:style-name="T4"> </text:span><text:span text:style-name="T7">argc</text:span><text:span text:style-name="T4">, </text:span><text:span text:style-name="T2">char</text:span><text:span text:style-name="T4">** </text:span><text:span text:style-name="T7">argv</text:span><text:span text:style-name="T4">) {</text:span></text:p>
      <text:p text:style-name="Standard"><text:span text:style-name="T8">// </text:span><text:span text:style-name="T9">Função principal onde conterá os códigos do programa.</text:span></text:p>
      <text:p text:style-name="P6"/>
      <text:p text:style-name="P6"><text:tab/>cout <text:span text:style-name="T14">&lt;&lt;</text:span> <text:span text:style-name="T6">"Ola Mundo"</text:span>;</text:p>
      <text:p text:style-name="P8"><text:span text:style-name="T11">// </text:span><text:span text:style-name="T12">Função </text:span><text:span text:style-name="T13">da biblioteca iostream que significa escrita de caracteres em tela usando terminal.</text:span></text:p>
      <text:p text:style-name="P6"/>
      <text:p text:style-name="Standard"><text:span text:style-name="T4"><text:tab/></text:span><text:span text:style-name="T2">return</text:span><text:span text:style-name="T4"> 0;</text:span></text:p>
      <text:p text:style-name="P9"><text:span text:style-name="T8">// </text:span><text:span text:style-name="T10">o return retorna o valor zero para a função main, se observar na função main tem os parametros int argc, char** argv que são retornos que a função gera em tempo de execução que pode auxiliar na depuração do programa auxiliando na identificação de onde está ocorrendo os erros da função.</text:span></text:p>
      <text:p text:style-name="P9"><text:span text:style-name="T10"/></text:p>
      <text:p text:style-name="P9"><text:span text:style-name="T10"/></text:p>
      <text:p text:style-name="P4"><text:span text:style-name="T4">}</text:span></text:p>
      <text:p text:style-name="P11"/>
      <text:p text:style-name="P10">Existem diversos compiladores e IDEs no mercado, assim como MinGW, TDM-GCC, Dev-cpp, Code::Blocks e Microsoft Visual C++, sendo que usaremos este último na versão gratuita.</text:p>
      <text:p text:style-name="P10"/>
      <text:p text:style-name="P1"/>
      <text:p text:style-name="P1">Referencias:</text:p>
      <text:p text:style-name="P1"/>
      <text:p text:style-name="P1">* <text:span text:style-name="T1">Schildt, Herbert; C, completo e total – 3º edição; tradução e revisão técnica Roberto Carlos Mayer; São Paulo: Makron Books, 1996.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2T12:24:13.609000000</meta:creation-date>
    <dc:date>2016-07-14T23:33:21.837000000</dc:date>
    <meta:editing-duration>PT40M30S</meta:editing-duration>
    <meta:editing-cycles>6</meta:editing-cycles>
    <meta:generator>LibreOffice/5.0.6.3$Windows_x86 LibreOffice_project/490fc03b25318460cfc54456516ea2519c11d1aa</meta:generator>
    <meta:document-statistic meta:table-count="0" meta:image-count="0" meta:object-count="0" meta:page-count="1" meta:paragraph-count="19" meta:word-count="331" meta:character-count="1984" meta:non-whitespace-character-count="1668"/>
  </office:meta>
</office:document-meta>
</file>